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D000000DD1E8E3795.png" manifest:media-type="image/png"/>
  <manifest:file-entry manifest:full-path="Pictures/10002DE7000016D7000016D7FEE822A0.svg" manifest:media-type="image/svg+xml"/>
  <manifest:file-entry manifest:full-path="Pictures/10000000000001790000017C1B58DF49.jpg" manifest:media-type="image/jpeg"/>
  <manifest:file-entry manifest:full-path="Pictures/1000000000000A6A00000E95960FAEED.jpg" manifest:media-type="image/jpeg"/>
  <manifest:file-entry manifest:full-path="Pictures/10000000000005860000075C60914330.jpg" manifest:media-type="image/jpeg"/>
  <manifest:file-entry manifest:full-path="Pictures/100000000000099000000CC03E6AF0BC.jpg" manifest:media-type="image/jpeg"/>
  <manifest:file-entry manifest:full-path="Pictures/10000000000004FA00000578CA4C2142.jpg" manifest:media-type="image/jpeg"/>
  <manifest:file-entry manifest:full-path="Pictures/10000000000005DC000005DC66BAEF2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13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39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4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361cm" loext:decorative="false"/>
      <style:paragraph-properties style:writing-mode="lr-tb"/>
    </style:style>
    <style:style style:name="gr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Noto Sans Mono"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Noto Sans Mono"/>
    </style:style>
    <style:style style:name="P5" style:family="paragraph">
      <loext:graphic-properties draw:fill="none" draw:fill-color="#ffffff"/>
      <style:text-properties style:font-name="Noto Sans Mono" fo:font-size="20pt" style:font-size-asian="20pt" style:font-size-complex="20pt"/>
    </style:style>
    <style:style style:name="T1" style:family="text">
      <style:text-properties style:font-name="Noto Sans Mono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Noto Sans Mono" fo:font-size="48pt" style:font-size-asian="48pt" style:font-size-complex="48pt"/>
    </style:style>
    <style:style style:name="T3" style:family="text">
      <style:text-properties style:font-name="Noto Sans Mono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Noto Sans Mono" fo:font-size="15pt" style:font-size-asian="15pt" style:font-size-complex="15pt"/>
    </style:style>
    <style:style style:name="T5" style:family="text">
      <style:text-properties style:font-name="Noto Sans Mono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Noto Sans Mono"/>
    </style:style>
    <style:style style:name="T7" style:family="text">
      <style:text-properties style:font-name="Noto Sans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5cm" svg:height="8cm" svg:x="1cm" svg:y="2.5cm">
          <draw:text-box>
            <text:p><text:span text:style-name="T1">CapableVMs</text:span></text:p>
            <text:p><text:span text:style-name="T1">Chrompartments</text:span></text:p>
            <text:p><text:span text:style-name="T2">Glasgow,KCL,Arm</text:span></text:p>
          </draw:text-box>
        </draw:frame>
        <draw:frame draw:style-name="gr2" draw:text-style-name="P2" draw:layer="layout" svg:width="9cm" svg:height="9cm" svg:x="16.75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3" draw:text-style-name="P4" draw:layer="measurelines" svg:width="9cm" svg:height="1.94cm" svg:x="16.75cm" svg:y="10.25cm">
          <draw:text-box>
            <text:p text:style-name="P3"><text:span text:style-name="T3">Jacob Bramley</text:span></text:p>
            <text:p text:style-name="P3"><text:span text:style-name="T4">jacob.bramely@arm.com</text:span></text:p>
          </draw:text-box>
        </draw:frame>
        <draw:frame draw:style-name="gr2" draw:text-style-name="P2" draw:layer="measurelines" svg:width="8cm" svg:height="9cm" svg:x="26.75cm" svg:y="1.25cm">
          <draw:image xlink:href="Pictures/100000000000099000000CC03E6AF0BC.jpg" xlink:type="simple" xlink:show="embed" xlink:actuate="onLoad" draw:mime-type="image/jpeg">
            <text:p/>
          </draw:image>
        </draw:frame>
        <draw:frame draw:style-name="gr4" draw:text-style-name="P4" draw:layer="measurelines" svg:width="9cm" svg:height="3.388cm" svg:x="26.271cm" svg:y="10.25cm">
          <draw:text-box>
            <text:p text:style-name="P3"><text:span text:style-name="T3">Dejice Jacob</text:span></text:p>
            <text:p text:style-name="P3"><text:span text:style-name="T5">https://dcs.gla.ac.uk/~jacobd</text:span></text:p>
            <text:p text:style-name="P3"><text:span text:style-name="T4"/></text:p>
          </draw:text-box>
        </draw:frame>
        <draw:frame draw:style-name="gr2" draw:text-style-name="P2" draw:layer="measurelines" svg:width="9cm" svg:height="9cm" svg:x="35.832cm" svg:y="1.25cm">
          <draw:image xlink:href="Pictures/10000000000004FA00000578CA4C2142.jpg" xlink:type="simple" xlink:show="embed" xlink:actuate="onLoad" draw:mime-type="image/jpeg">
            <text:p/>
          </draw:image>
        </draw:frame>
        <draw:frame draw:style-name="gr5" draw:text-style-name="P4" draw:layer="measurelines" svg:width="9cm" svg:height="2.641cm" svg:x="35.792cm" svg:y="10.359cm">
          <draw:text-box>
            <text:p text:style-name="P3"><text:span text:style-name="T3">Andrei Lascu</text:span></text:p>
            <text:p text:style-name="P3"><text:span text:style-name="T4">https://andreil.eu</text:span></text:p>
          </draw:text-box>
        </draw:frame>
        <draw:frame draw:style-name="gr2" draw:text-style-name="P2" draw:layer="measurelines" svg:width="8.25cm" svg:height="9cm" svg:x="45.75cm" svg:y="1.25cm">
          <draw:image xlink:href="Pictures/10000000000005860000075C60914330.jpg" xlink:type="simple" xlink:show="embed" xlink:actuate="onLoad" draw:mime-type="image/jpeg">
            <text:p/>
          </draw:image>
        </draw:frame>
        <draw:frame draw:style-name="gr5" draw:text-style-name="P4" draw:layer="measurelines" svg:width="9cm" svg:height="2.641cm" svg:x="45.313cm" svg:y="10.25cm">
          <draw:text-box>
            <text:p text:style-name="P3"><text:span text:style-name="T3">Duncan Lowther</text:span></text:p>
            <text:p text:style-name="P3"><text:span text:style-name="T6">?</text:span></text:p>
          </draw:text-box>
        </draw:frame>
        <draw:frame draw:style-name="gr2" draw:text-style-name="P2" draw:layer="measurelines" svg:width="7.75cm" svg:height="9cm" svg:x="55.5cm" svg:y="1.25cm">
          <draw:image xlink:href="Pictures/1000000000000A6A00000E95960FAEED.jpg" xlink:type="simple" xlink:show="embed" xlink:actuate="onLoad" draw:mime-type="image/jpeg">
            <text:p/>
          </draw:image>
        </draw:frame>
        <draw:frame draw:style-name="gr6" draw:text-style-name="P4" draw:layer="measurelines" svg:width="9cm" svg:height="2.664cm" svg:x="54.833cm" svg:y="10.25cm">
          <draw:text-box>
            <text:p text:style-name="P3"><text:span text:style-name="T3">Jeremy Singer</text:span></text:p>
            <text:p text:style-name="P3"><text:span text:style-name="T4">http://dcs.gla.ac.uk/~jsinger</text:span></text:p>
          </draw:text-box>
        </draw:frame>
        <draw:frame draw:style-name="gr2" draw:text-style-name="P2" draw:layer="measurelines" svg:width="9cm" svg:height="9cm" svg:x="64.456cm" svg:y="1.25cm">
          <draw:image xlink:href="Pictures/10000000000001790000017C1B58DF49.jpg" xlink:type="simple" xlink:show="embed" xlink:actuate="onLoad" draw:mime-type="image/jpeg">
            <text:p/>
          </draw:image>
        </draw:frame>
        <draw:frame draw:style-name="gr7" draw:text-style-name="P4" draw:layer="measurelines" svg:width="8.25cm" svg:height="2.611cm" svg:x="64.729cm" svg:y="10.25cm">
          <draw:text-box>
            <text:p text:style-name="P3"><text:span text:style-name="T3">Laurence Tratt</text:span></text:p>
            <text:p text:style-name="P3"><text:span text:style-name="T4">https://tratt.net/laurie</text:span></text:p>
          </draw:text-box>
        </draw:frame>
        <draw:frame draw:style-name="gr2" draw:text-style-name="P2" draw:layer="measurelines" svg:width="9cm" svg:height="9cm" svg:x="73.997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7" draw:text-style-name="P4" draw:layer="measurelines" svg:width="9.25cm" svg:height="2.611cm" svg:x="73.75cm" svg:y="10.25cm">
          <draw:text-box>
            <text:p text:style-name="P3"><text:span text:style-name="T3">Tom Wallis</text:span></text:p>
            <text:p text:style-name="P3"><text:span text:style-name="T4">?</text:span></text:p>
          </draw:text-box>
        </draw:frame>
        <draw:line draw:style-name="gr8" draw:text-style-name="P2" draw:layer="layout" svg:x1="41.374cm" svg:y1="58.408cm" svg:x2="41.376cm" svg:y2="12.991cm">
          <text:p/>
        </draw:line>
        <draw:frame draw:style-name="gr9" draw:text-style-name="P5" draw:layer="layout" svg:width="40.25cm" svg:height="3.75cm" svg:x="1cm" svg:y="13cm">
          <draw:text-box>
            <text:p><text:span text:style-name="T7">User code compartmentalization – ensuring data safety and code compatibility using the DDC register</text:span></text:p>
          </draw:text-box>
        </draw:frame>
        <draw:frame draw:style-name="gr9" draw:text-style-name="P5" draw:layer="layout" svg:width="40.25cm" svg:height="3.75cm" svg:x="41.75cm" svg:y="13cm">
          <draw:text-box>
            <text:p><text:span text:style-name="T7">I am Chrome and V8 and handles are fun.</text:span></text:p>
          </draw:text-box>
        </draw:frame>
        <draw:frame draw:style-name="gr2" draw:text-style-name="P2" draw:layer="layout" svg:width="5.846cm" svg:height="5.846cm" svg:x="76.904cm" svg:y="12.904cm">
          <draw:image xlink:href="Pictures/10002DE7000016D7000016D7FEE822A0.svg" xlink:type="simple" xlink:show="embed" xlink:actuate="onLoad" draw:mime-type="image/svg+xml">
            <text:p/>
          </draw:image>
          <draw:image xlink:href="Pictures/10000001000000DD000000DD1E8E379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5:24:16.216337969</meta:creation-date>
    <dc:date>2024-03-07T10:46:41.973052274</dc:date>
    <meta:editing-duration>PT1H12M2S</meta:editing-duration>
    <meta:editing-cycles>7</meta:editing-cycles>
    <meta:generator>LibreOffice/24.2.0.3$Linux_X86_64 LibreOffice_project/420$Build-3</meta:generator>
    <meta:print-date>2024-03-06T15:56:41.296816756</meta:print-date>
    <meta:printed-by>PDF files</meta:printed-by>
    <meta:document-statistic meta:object-count="19"/>
  </office:meta>
</office:document-meta>
</file>